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/>
      <style:text-properties style:font-name="Arial" fo:font-size="10pt" fo:font-weight="normal" officeooo:paragraph-rsid="000e7e9c" style:font-size-asian="10pt" style:font-weight-asian="normal" style:font-size-complex="10pt" style:font-weight-complex="normal" fo:hyphenate="false" fo:hyphenation-remain-char-count="2" fo:hyphenation-push-char-count="2"/>
    </style:style>
    <style:style style:name="P4" style:family="paragraph" style:parent-style-name="Standard">
      <style:paragraph-properties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.4cm" fo:margin-bottom="0cm" loext:contextual-spacing="false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6" style:family="paragraph" style:parent-style-name="Heading_20_2">
      <style:paragraph-properties fo:line-height="115%"/>
    </style:style>
    <style:style style:name="P7" style:family="paragraph" style:parent-style-name="Header">
      <style:paragraph-properties fo:orphans="0" fo:widows="0" fo:hyphenation-ladder-count="no-limit"/>
      <style:text-properties fo:font-weight="normal" officeooo:rsid="000fac99" officeooo:paragraph-rsid="000fac99" style:font-weight-asian="normal" style:font-weight-complex="normal" fo:hyphenate="false" fo:hyphenation-remain-char-count="2" fo:hyphenation-push-char-count="2"/>
    </style:style>
    <style:style style:name="P8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7e9c" style:font-size-asian="10pt" style:font-weight-asian="normal" style:font-size-complex="10pt" style:font-weight-complex="normal" fo:hyphenate="false" fo:hyphenation-remain-char-count="2" fo:hyphenation-push-char-count="2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officeooo:rsid="000e7e9c" officeooo:paragraph-rsid="000e7e9c" style:font-size-asian="10pt" style:font-size-complex="10pt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  <style:style style:name="T3" style:family="text">
      <style:text-properties officeooo:rsid="000fac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office:value-type="string">
            <text:p text:style-name="P8">Henri Bergson (1859-1941)-Wstęp do metafizyki (fr.)</text:p>
            <text:p text:style-name="P3"/>
          </table:table-cell>
          <table:table-cell office:value-type="string">
            <text:p text:style-name="P9">1</text:p>
          </table:table-cell>
        </table:table-row>
      </table:table>
      <text:p text:style-name="P7"/>
      <text:h text:style-name="Heading_20_1" text:outline-level="1"><text:bookmark-start text:name="__RefHeading__1_1652706106"/>Wstęp do metafizyki (fr.)<text:bookmark-end text:name="__RefHeading__1_1652706106"/></text:h>
      <text:h text:style-name="P6" text:outline-level="2"><text:bookmark-start text:name="__RefHeading__3_1652706106"/>Definicje<text:bookmark-end text:name="__RefHeading__3_1652706106"/></text:h>
      <text:p text:style-name="P5">Porównując ze sobą definicje metafizyki i koncepcje absolutu, spostrzegamy, że mimo jawnej rozbieżności zdań filozofowie <text:span text:style-name="T3">utrzymują</text:span> zgodnie, iż istnieją dwa do głębi odmienne sposoby poznania rzeczy. Pierwszy zakłada, że rzecz te obchodzi dookoła, drugi– że się w nią wchodzi. Pierwszy zależy od punktu widzenia, jaki zajmujemy, i od symboli, za pomocą których ją wyrażamy. Drugi nie <text:span text:style-name="T3">wychodzi</text:span> z żadnego punktu widzenia i nie posługuje się symbolami. O pierwszym rodzaju poznania powiemy, że pozostaje w granicach względności, o drugim– gdzie jest ono w ogóle możliwe– że dociera do absolutu.</text:p>
      <text:p text:style-name="P4"/>
      <text:p text:style-name="P1"/>
      <text:p text:style-name="P1"/>
      <text:h text:style-name="Heading_20_3" text:outline-level="3"><text:bookmark-start text:name="__RefHeading__5_1652706106"/>Ruch<text:bookmark-end text:name="__RefHeading__5_1652706106"/></text:h>
      <text:p text:style-name="P1"/>
      <text:p text:style-name="P1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1"/>
      <text:p text:style-name="P1"/>
      <text:h text:style-name="Heading_20_3" text:outline-level="3"><text:bookmark-start text:name="__RefHeading__7_1652706106"/>Postać<text:bookmark-end text:name="__RefHeading__7_1652706106"/></text:h>
      <text:p text:style-name="P1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2"/>
      <text:p text:style-name="P2"/>
      <text:p text:style-name="P2"/>
      <text:p text:style-name="P2">Źródło</text:p>
      <text:p text:style-name="P1"><text:soft-page-break/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<text:span text:style-name="T2">sz</text:span> punktów widzenia na nią.</text:p>
      <text:p text:style-name="P1"><text:s/>Wszystkie cechy, z których składa się jej opis, a które mogą pozwolić mi ją poznać tylko przez porównanie z osobami czy rzeczami znanymi mi już skądinąd, są znakami, w których się ona w sposób mniej lub bardziej s ymboliczny wyraża. Symbole i punkty widzenia stawiają mnie więc na zewnątrz postaci, mówią mi o niej tylko to, co ma ona wspólnego z innymi, lecz do niej właściwie nie należą.</text:p>
      <text:p text:style-name="P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p text:style-name="P1"/>
      <text:p text:style-name="P1"/>
      <text:p text:style-name="P1"><text:bookmark-start text:name="__RefHeading__9_1652706106"/>Absolut<text:bookmark-end text:name="__RefHeading__9_1652706106"/></text:p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4:07.261203081</dc:date>
    <meta:print-date>2008-09-21T20:51:00</meta:print-date>
    <meta:editing-cycles>21</meta:editing-cycles>
    <meta:editing-duration>PT36M26S</meta:editing-duration>
    <meta:generator>LibreOffice/5.4.0.3$Linux_X86_64 LibreOffice_project/40m0$Build-3</meta:generator>
    <meta:document-statistic meta:table-count="1" meta:image-count="0" meta:object-count="0" meta:page-count="2" meta:paragraph-count="17" meta:word-count="672" meta:character-count="4411" meta:non-whitespace-character-count="3746"/>
    <meta:user-defined meta:name="Informacja 1"/>
    <meta:user-defined meta:name="Informacja 2"/>
    <meta:user-defined meta:name="Informacja 3"/>
    <meta:user-defined meta:name="Informacja 4"/>
  </office:meta>
</office:document-meta>
</file>